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450000002625725175861A0D10.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5">
      <style:paragraph-properties fo:margin-top="0.1528in" fo:margin-bottom="0.028in" loext:contextual-spacing="false" fo:line-height="138%"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style>
    <style:style style:name="P2" style:family="paragraph" style:parent-style-name="Text_20_body">
      <style:text-properties fo:font-variant="normal" fo:text-transform="none" fo:color="#000000" style:text-line-through-style="none" style:text-line-through-type="none" style:font-name="Arial" fo:font-size="19pt" fo:font-style="normal" style:text-underline-style="none" fo:font-weight="bold" officeooo:rsid="000db0b0" officeooo:paragraph-rsid="000db0b0" style:text-blinking="false" fo:background-color="transparent"/>
    </style:style>
    <style:style style:name="P3" style:family="paragraph" style:parent-style-name="Text_20_body">
      <style:paragraph-properties fo:margin-top="0in" fo:margin-bottom="0in" loext:contextual-spacing="false" fo:line-height="138%" style:writing-mode="lr-tb"/>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3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3pt" fo:font-style="normal" style:text-underline-style="none" fo:font-weight="normal" officeooo:paragraph-rsid="000db0b0"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9"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3pt" fo:font-style="normal" style:text-underline-style="none" fo:font-weight="normal" style:text-blinking="false" fo:background-color="transparent"/>
    </style:style>
    <style:style style:name="P10"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3pt" fo:font-style="normal" style:text-underline-style="none" fo:font-weight="normal" style:text-blinking="false" fo:background-color="transparent"/>
    </style:style>
    <style:style style:name="P11" style:family="paragraph" style:parent-style-name="Text_20_body" style:list-style-name="L3">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3pt" fo:font-style="normal" style:text-underline-style="none" fo:font-weight="normal" style:text-blinking="false" fo:background-color="transparent"/>
    </style:style>
    <style:style style:name="P1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transparent"/>
    </style:style>
    <style:style style:name="P13" style:family="paragraph" style:parent-style-name="Text_20_body">
      <style:paragraph-properties fo:margin-top="0in" fo:margin-bottom="0in" loext:contextual-spacing="false" fo:line-height="138%" style:writing-mode="lr-tb"/>
      <style:text-properties officeooo:paragraph-rsid="000db0b0"/>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8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3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3pt" fo:font-style="italic"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8" style:family="text">
      <style:text-properties fo:font-variant="normal" fo:text-transform="none" fo:color="#00ff00" style:text-line-through-style="none" style:text-line-through-type="none" style:text-underline-style="none" style:text-blinking="false" fo:background-color="transparent"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3cd84359-a1d7-4d59-f924-c94a701ada2c"/><text:tab/><text:tab/>CS347 - Mini-Project Abstract</text:p>
      <text:p text:style-name="P3"><text:span text:style-name="T1"><text:tab/></text:span><text:span text:style-name="T2">Building a memory manager for any application</text:span></text:p>
      <text:p text:style-name="P7"/>
      <text:p text:style-name="P3"><text:span text:style-name="T3">Project Abstract</text:span><text:span text:style-name="T1"> </text:span><text:span text:style-name="T4">: </text:span><text:span text:style-name="T5">In this project we will explain why a memory manager is needed and provide a few ways in which one can write customized memory managers for an application</text:span><text:span text:style-name="T4">.</text:span></text:p>
      <text:p text:style-name="P7"/>
      <text:p text:style-name="P3"><text:span text:style-name="T3">Introduction</text:span><text:span text:style-name="T1"> </text:span><text:span text:style-name="T4">: </text:span></text:p>
      <text:p text:style-name="P3"><text:span text:style-name="T5">The control over memory allocation helps code run faster.The standard library functions malloc, free, calloc, and realloc in C and the new, new [ ], delete, and delete [ ] operators in C++ form the crux of the memory management.</text:span><text:span text:style-name="T8"> </text:span><text:span text:style-name="T5">The general-purpose memory allocator functions such as malloc and new can handle multi-threaded paradigm even if your code is single-threaded. This extra functionality degrades the performance of these routines. In their turn, malloc and new make calls to the operating system kernel requesting memory, while free and delete make requests to release memory. This means that the operating system has to switch</text:span><text:span text:style-name="T1"> </text:span><text:span text:style-name="T5">between user-space code and kernel code every time a request for memory is made. Programs making repeated calls to malloc or new eventually run slowly because of the repeated context switching. Memory that is allocated in a program and subsequently not needed is often unintentionally left undeleted, and C/C++ don't provide for automatic garbage collection. This causes the memory footprint of the program to increase. In the case of really big programs, performance takes a severe hit because available memory becomes increasingly scarce and hard-disk accesses are time intensive</text:span></text:p>
      <text:p text:style-name="P3"><text:span text:style-name="T3">Method </text:span><text:span text:style-name="T4">:</text:span></text:p>
      <text:p text:style-name="P4">We are going to follow certain useful strategies while creating a memory manager</text:p>
      <text:list xml:id="list6869475838648735721" text:style-name="L1">
        <text:list-item>
          <text:p text:style-name="P9">Request large memory chunks.</text:p>
        </text:list-item>
        <text:list-item>
          <text:p text:style-name="P9">Optimize for common request sizes.</text:p>
        </text:list-item>
        <text:list-item>
          <text:p text:style-name="P9">Pool deleted memory in containers.</text:p>
        </text:list-item>
      </text:list>
      <text:p text:style-name="P8">Memory manager in a single-threaded environment</text:p>
      <text:p text:style-name="P3"><text:span text:style-name="T5">The basic idea is to keep a pool of Complex objects inside the memory manager available and have future allocations happen from this pool</text:span><text:span text:style-name="T7">.</text:span><text:span text:style-name="T1"> </text:span><text:span text:style-name="T5">If the number of objects </text:span><text:soft-page-break/><text:span text:style-name="T5">that need to be created exceeds the number of objects in the pool, the pool is expanded and deleted objects are returned to this pool. </text:span></text:p>
      <text:h text:style-name="P1" text:outline-level="5">Creating a pool of Complex objects</text:h>
      <text:p text:style-name="P6"><draw:frame draw:style-name="fr1" draw:name="Image1" text:anchor-type="as-char" svg:width="3.5354in" svg:height="0.4764in" draw:z-index="0"><draw:image xlink:href="Pictures/10000200000001450000002625725175861A0D10.gif" xlink:type="simple" xlink:show="embed" xlink:actuate="onLoad"/><svg:title>block diagram image</svg:title></draw:frame></text:p>
      <text:p text:style-name="P4">Each block in the pool serves two purpose:</text:p>
      <text:list xml:id="list839290109167648727" text:style-name="L2">
        <text:list-item>
          <text:p text:style-name="P10">It stores an object of type T.</text:p>
        </text:list-item>
        <text:list-item>
          <text:p text:style-name="P10">It must be able to connect itself to the next block in the pool.</text:p>
        </text:list-item>
      </text:list>
      <text:p text:style-name="P12">Creating a BitMapped Memory Manager:</text:p>
      <text:p text:style-name="P3"><text:span text:style-name="T5">It is a kind of refinement over the original fixed-size memory allocation scheme.In this scheme, memory is requested from the operating system in relatively big chunks and memory allocation is achieved by carving out from these chunks. Deallocation is done by freeing the entire block at a single go. In this approach, a large chunk of memory is requested by the memory manager. This chunk is further subdivided into smaller fixed-size blocks. In this case, the size of each of these blocks is equal to the size of the T object.If the memory manager runs out of free blocks, it makes further requests to the operating system for large memory chunks. Every bitmap in the MemoryManager data structure is meant to augment the corresponding memory chunk. However, when a delete is called, the corresponding block is made available to the user. Thus non-sequential delete calls create what is known as </text:span><text:span text:style-name="T6">fragmented memory</text:span><text:span text:style-name="T1"> </text:span><text:span text:style-name="T5">and blocks of suitable size can be provided from this memory.</text:span></text:p>
      <text:p text:style-name="Text_20_body"/>
      <text:p text:style-name="P4">Thus, In our project we will try to explain the following concepts :</text:p>
      <text:list xml:id="list6672086472366343446" text:style-name="L3">
        <text:list-item>
          <text:p text:style-name="P11">The need to have a memory manager in user code.</text:p>
        </text:list-item>
        <text:list-item>
          <text:p text:style-name="P11">The design requirements for a memory manager.</text:p>
        </text:list-item>
        <text:list-item>
          <text:p text:style-name="P11">How to create a fixed-size allocator or memory manager.</text:p>
        </text:list-item>
        <text:list-item>
          <text:p text:style-name="P11">How to create a variable-sized allocator.</text:p>
        </text:list-item>
        <text:list-item>
          <text:p text:style-name="P11">Memory allocation in a multi-threaded environment.</text:p>
        </text:list-item>
      </text:list>
      <text:p text:style-name="P5"/>
      <text:p text:style-name="P13"><text:span text:style-name="T5">Team Members: 1) P.N Aditya-150070044 2) Ravi Kumar Kushawaha-150070045  3) Saqib Azim – 15007003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23:01:56.470342912</meta:creation-date>
    <dc:date>2017-11-10T00:04:43.113839285</dc:date>
    <meta:editing-duration>PT3M44S</meta:editing-duration>
    <meta:editing-cycles>2</meta:editing-cycles>
    <meta:generator>LibreOffice/5.1.6.2$Linux_X86_64 LibreOffice_project/10m0$Build-2</meta:generator>
    <meta:document-statistic meta:table-count="0" meta:image-count="1" meta:object-count="0" meta:page-count="2" meta:paragraph-count="26" meta:word-count="601" meta:character-count="3611" meta:non-whitespace-character-count="3038"/>
  </office:meta>
</office:document-meta>
</file>